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V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Example 2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7">
            <text:p>0.07</text:p>
          </table:table-cell>
          <table:table-cell office:value-type="float" office:value="10">
            <text:p>10</text:p>
          </table:table-cell>
          <table:table-cell table:formula="of:=[.A2]*(1+[.B2])^[.C2]" office:value-type="float" office:value="983.575678644783">
            <text:p>983.5756786448</text:p>
          </table:table-cell>
        </table:table-row>
        <table:table-row table:style-name="ro1">
          <table:table-cell table:number-columns-repeated="3"/>
          <table:table-cell table:formula="of:=FV([.B2];[.C2];0;-1*[.A2])" office:value-type="currency" office:currency="USD" office:value="983.575678644783">
            <text:p>$983.58</text:p>
          </table:table-cell>
        </table:table-row>
        <table:table-row table:style-name="ro1">
          <table:table-cell office:value-type="string">
            <text:p>Example 3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table:formula="of:=[.A5]*(1+[.B5])^[.C5]" office:value-type="float" office:value="259.37424601">
            <text:p>259.37424601</text:p>
          </table:table-cell>
        </table:table-row>
        <table:table-row table:style-name="ro1">
          <table:table-cell table:number-columns-repeated="3"/>
          <table:table-cell table:formula="of:=FV([.B5];[.C5];0;-1*[.A5])" office:value-type="currency" office:currency="USD" office:value="259.37424601">
            <text:p>$259.3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5">
            <text:p>0.05</text:p>
          </table:table-cell>
          <table:table-cell office:value-type="float" office:value="10">
            <text:p>10</text:p>
          </table:table-cell>
          <table:table-cell table:formula="of:=[.A7]*(1+[.B7])^[.C7]" office:value-type="float" office:value="162.889462677744">
            <text:p>162.8894626777</text:p>
          </table:table-cell>
        </table:table-row>
        <table:table-row table:style-name="ro1">
          <table:table-cell table:number-columns-repeated="3"/>
          <table:table-cell table:formula="of:=FV([.B7];[.C7];0;-1*[.A7])" office:value-type="currency" office:currency="USD" office:value="162.889462677744">
            <text:p>$162.89</text:p>
          </table:table-cell>
        </table:table-row>
        <table:table-row table:style-name="ro1">
          <table:table-cell table:number-columns-repeated="2"/>
          <table:table-cell office:value-type="string">
            <text:p>Difference</text:p>
          </table:table-cell>
          <table:table-cell table:formula="of:=[.D6]-[.D8]" office:value-type="currency" office:currency="USD" office:value="96.484783332256">
            <text:p>$96.48</text:p>
          </table:table-cell>
        </table:table-row>
        <table:table-row table:style-name="ro1">
          <table:table-cell office:value-type="string">
            <text:p>Example 4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6">
            <text:p>0.06</text:p>
          </table:table-cell>
          <table:table-cell table:formula="of:=2012-1626" office:value-type="float" office:value="386">
            <text:p>386</text:p>
          </table:table-cell>
          <table:table-cell table:formula="of:=[.A11]*(1+[.B11])^[.C11]" office:value-type="float" office:value="140693888847.335">
            <text:p>140693888847.335</text:p>
          </table:table-cell>
        </table:table-row>
        <table:table-row table:style-name="ro1">
          <table:table-cell table:number-columns-repeated="3"/>
          <table:table-cell table:formula="of:=FV([.B11];[.C11];0;-1*[.A11])" office:value-type="currency" office:currency="USD" office:value="140693888847.335">
            <text:p>$140,693,888,847.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de </meta:initial-creator>
    <meta:creation-date>2012-07-31T00:45:01</meta:creation-date>
    <dc:date>2012-07-31T01:01:51</dc:date>
    <dc:creator>dude </dc:creator>
    <meta:editing-duration>PT12M55S</meta:editing-duration>
    <meta:editing-cycles>2</meta:editing-cycles>
    <meta:generator>LibreOffice/3.5$Linux_x86 LibreOffice_project/350m1$Build-2</meta:generator>
    <meta:document-statistic meta:table-count="1" meta:cell-count="25" meta:object-count="0"/>
  </office:meta>
</office:document-meta>
</file>